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C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paragraph-rsid="000cea9d" style:font-size-asian="14pt" style:font-size-complex="14pt"/>
    </style:style>
    <style:style style:name="P18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2b7c16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1f68f5" officeooo:paragraph-rsid="001f0830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c6ca0" officeooo:paragraph-rsid="002c6ca0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23100" officeooo:paragraph-rsid="0029f979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23100" officeooo:paragraph-rsid="002b7c16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9f979" officeooo:paragraph-rsid="0029f979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9f979" officeooo:paragraph-rsid="002b7c16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36639" officeooo:paragraph-rsid="0029f979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1" fo:font-size="14pt" officeooo:rsid="001fa5b3" officeooo:paragraph-rsid="000f8656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1" fo:font-size="14pt" officeooo:rsid="001fa5b3" officeooo:paragraph-rsid="002d7f7a" style:font-size-asian="14pt" style:font-name-complex="Nirmala UI2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1" fo:font-size="14pt" officeooo:rsid="002d7f7a" officeooo:paragraph-rsid="000f8656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1" fo:font-size="14pt" officeooo:rsid="002d7f7a" officeooo:paragraph-rsid="002d7f7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2d7f7a" officeooo:paragraph-rsid="000cea9d" style:font-size-asian="14pt" style:font-name-complex="Nirmala UI2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0cea9d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Nirmala UI1" fo:font-size="14pt" officeooo:rsid="00146541" officeooo:paragraph-rsid="002e0918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1" fo:font-size="14pt" officeooo:rsid="001f67d8" officeooo:paragraph-rsid="001f0830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P45" style:family="paragraph" style:parent-style-name="Table_20_Contents">
      <style:text-properties style:font-name="Nirmala UI1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6" style:family="paragraph" style:parent-style-name="Table_20_Contents">
      <style:text-properties style:font-name="Nirmala UI1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48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50" style:family="paragraph" style:parent-style-name="Standard">
      <style:text-properties fo:font-size="14pt" style:font-size-asian="14pt" style:font-size-complex="14pt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52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59d9c" officeooo:paragraph-rsid="00359d9c" style:font-size-asian="22pt" style:font-weight-asian="bold" style:font-name-complex="Nirmala UI2" style:font-size-complex="2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74481" officeooo:paragraph-rsid="00374481" style:font-size-asian="22pt" style:font-weight-asian="bold" style:font-name-complex="Nirmala UI2" style:font-size-complex="2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2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font-size="16pt" officeooo:rsid="00374481" officeooo:paragraph-rsid="00374481" style:font-size-asian="16pt" style:font-size-complex="16pt"/>
    </style:style>
    <style:style style:name="T1" style:family="text">
      <style:text-properties officeooo:rsid="000ba70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officeooo:rsid="000a4253"/>
    </style:style>
    <style:style style:name="T5" style:family="text">
      <style:text-properties style:font-name="Nirmala UI" style:font-name-complex="Nirmala UI"/>
    </style:style>
    <style:style style:name="T6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7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8" style:family="text">
      <style:text-properties style:font-name="Nirmala UI" fo:font-size="14pt" style:font-size-asian="14pt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10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1" style:family="text">
      <style:text-properties style:font-name="Nirmala UI" fo:font-size="11pt" style:font-size-asian="11pt" style:font-name-complex="Nirmala UI"/>
    </style:style>
    <style:style style:name="T12" style:family="text">
      <style:text-properties fo:font-size="14pt" style:font-size-asian="14pt" style:font-name-complex="Mangal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Nirmala UI1" style:font-name-complex="Nirmala UI2" style:font-weight-complex="bold"/>
    </style:style>
    <style:style style:name="T15" style:family="text">
      <style:text-properties style:font-name="Nirmala UI1" officeooo:rsid="00135092" style:font-name-complex="Nirmala UI2" style:font-weight-complex="bold"/>
    </style:style>
    <style:style style:name="T16" style:family="text">
      <style:text-properties officeooo:rsid="002d7f7a"/>
    </style:style>
    <style:style style:name="T17" style:family="text">
      <style:text-properties officeooo:rsid="0015cf6d"/>
    </style:style>
    <style:style style:name="T18" style:family="text">
      <style:text-properties officeooo:rsid="001fa5b3"/>
    </style:style>
    <style:style style:name="T19" style:family="text">
      <style:text-properties officeooo:rsid="001f68f5"/>
    </style:style>
    <style:style style:name="T20" style:family="text">
      <style:text-properties officeooo:rsid="00135092"/>
    </style:style>
    <style:style style:name="T21" style:family="text">
      <style:text-properties officeooo:rsid="00146541"/>
    </style:style>
    <style:style style:name="T22" style:family="text">
      <style:text-properties officeooo:rsid="000cea9d"/>
    </style:style>
    <style:style style:name="T23" style:family="text">
      <style:text-properties officeooo:rsid="0033526c"/>
    </style:style>
    <style:style style:name="T24" style:family="text">
      <style:text-properties fo:font-weight="normal" officeooo:rsid="0013cd49" style:font-weight-asian="normal" style:font-weight-complex="normal"/>
    </style:style>
    <style:style style:name="T25" style:family="text">
      <style:text-properties officeooo:rsid="00397554"/>
    </style:style>
    <style:style style:name="T26" style:family="text">
      <style:text-properties officeooo:rsid="000da9ae"/>
    </style:style>
    <style:style style:name="T27" style:family="text">
      <style:text-properties officeooo:rsid="00359d9c"/>
    </style:style>
    <style:style style:name="T28" style:family="text">
      <style:text-properties officeooo:rsid="004aea2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6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6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8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8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- </text:span></text:span><text:span text:style-name="Default_20_Paragraph_20_Font"><text:span text:style-name="T10">नही रुकेगी</text:span></text:span></text:p>
          </table:table-cell>
          <table:table-cell table:style-name="Table1.C7" table:number-columns-spanned="2" office:value-type="string">
            <text:p text:style-name="P53">वेबसाइट 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2"><text:s/>गुड मॉर्निंग </text:span></text:span><text:span text:style-name="Default_20_Paragraph_20_Font"><text:span text:style-name="T13">– Good Morning</text:span></text:span></text:p>
          </table:table-cell>
          <table:table-cell table:style-name="Table1.C3" office:value-type="string">
            <text:p text:style-name="P57">109</text:p>
          </table:table-cell>
          <table:table-cell table:style-name="Table1.D3" office:value-type="string">
            <text:p text:style-name="P61">लातूर <text:s/></text:p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57">110</text:p>
          </table:table-cell>
          <table:table-cell table:style-name="Table1.D3" office:value-type="string">
            <text:p text:style-name="P61">नागपुर , वर्धा , यवतमाल</text:p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57"/>
          </table:table-cell>
          <table:table-cell table:style-name="Table1.D3" office:value-type="string">
            <text:p text:style-name="P60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6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6">नाश्ता</text:span></text:span><text:span text:style-name="Default_20_Paragraph_20_Font"><text:span text:style-name="T7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8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8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 बजे</text:span></text:span></text:p>
          </table:table-cell>
          <table:table-cell table:style-name="Table1.C7" table:number-rows-spanned="2" table:number-columns-spanned="2" office:value-type="string">
            <text:p text:style-name="P52">रीटर्न टिकट बुकिंग ऑफिस </text:p>
          </table:table-cell>
          <table:covered-table-cell/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.30 बजे</text:span></text:span></text:p>
          </table:table-cell>
          <table:covered-table-cell/>
          <table:covered-table-cell/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1 बजे</text:span></text:span></text:p>
          </table:table-cell>
          <table:table-cell table:style-name="Table1.C3" office:value-type="string">
            <text:p text:style-name="P54">101</text:p>
          </table:table-cell>
          <table:table-cell table:style-name="Table1.D3" office:value-type="string">
            <text:p text:style-name="P58"><text:s/><text:span text:style-name="T27">नांदेड़ </text:span></text:p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11.30 बजे</text:span></text:span></text:p>
          </table:table-cell>
          <table:table-cell table:style-name="Table1.C3" office:value-type="string">
            <text:p text:style-name="P54">102</text:p>
          </table:table-cell>
          <table:table-cell table:style-name="Table1.D3" office:value-type="string">
            <text:p text:style-name="P59">अहमदपुर</text:p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 बजे</text:span></text:span></text:p>
          </table:table-cell>
          <table:table-cell table:style-name="Table1.C3" office:value-type="string">
            <text:p text:style-name="P55"><text:s/><text:span text:style-name="T28">103</text:span></text:p>
          </table:table-cell>
          <table:table-cell table:style-name="Table1.D3" office:value-type="string">
            <text:p text:style-name="P59">उद्गीर</text:p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.30 बजे</text:span></text:span></text:p>
          </table:table-cell>
          <table:table-cell table:style-name="Table1.C3" office:value-type="string">
            <text:p text:style-name="P56">104</text:p>
          </table:table-cell>
          <table:table-cell table:style-name="Table1.D3" office:value-type="string">
            <text:p text:style-name="P59">औरंगाबाद</text:p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 बजे</text:span></text:span></text:p>
          </table:table-cell>
          <table:table-cell table:style-name="Table1.C3" office:value-type="string">
            <text:p text:style-name="P56">105</text:p>
          </table:table-cell>
          <table:table-cell table:style-name="Table1.D24" office:value-type="string">
            <text:p text:style-name="P59">लातूर</text:p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के लिए रुकते समय</text:span></text:span></text:p>
          </table:table-cell>
          <table:table-cell table:style-name="Table1.C3" office:value-type="string">
            <text:p text:style-name="P56">106</text:p>
          </table:table-cell>
          <table:table-cell table:style-name="Table1.D25" office:value-type="string">
            <text:p text:style-name="P59">पुणे</text:p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56">107</text:p>
          </table:table-cell>
          <table:table-cell table:style-name="Table1.D3" office:value-type="string">
            <text:p text:style-name="P59">निलंगा</text:p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56">108</text:p>
          </table:table-cell>
          <table:table-cell table:style-name="Table1.D3" office:value-type="string">
            <text:p text:style-name="P59">शिरूर अनंतपाल</text:p>
          </table:table-cell>
        </table:table-row>
        <text:soft-page-break/>
        <table:table-row table:style-name="Table1.28">
          <table:table-cell table:style-name="Table1.A11" office:value-type="string">
            <text:p text:style-name="P47"/>
          </table:table-cell>
          <table:table-cell table:style-name="Table1.B11" office:value-type="string">
            <text:p text:style-name="P49"><text:span text:style-name="T14">पुणे - </text:span><text:span text:style-name="T15">उदगीर </text:span></text:p>
          </table:table-cell>
          <table:table-cell table:style-name="Table1.C11" office:value-type="string">
            <text:p text:style-name="P47"/>
          </table:table-cell>
          <table:table-cell table:style-name="Table1.D11" office:value-type="string">
            <text:p text:style-name="P49"><text:span text:style-name="T15">उदगीर </text:span><text:span text:style-name="T14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P31"><text:s/>बार्शी<text:span text:style-name="T16"> 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P18"><text:s/>हडपसर 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P33"><text:s/>येडशी 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P19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P34"><text:s/>तडवला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P18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P35"><text:s/>ढोकी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19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P35"><text:s/>ढोराला 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18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P35"><text:s/>मुरुड 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P22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P32"><text:s/>5 no.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P22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P36"><text:s/><text:span text:style-name="T18"><text:s/>पाण्याची टाकी </text:span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P23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P38"><text:s/>दयानंद गेट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4"><text:s/>कर्वे पुतळा 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P40"><text:span text:style-name="T17"><text:s/>शिवाजी <text:s/>चौक </text:span>,लातूर 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P24"><text:s/>कर्वे नगर 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P39"><text:s/>अशोक हॉटेल 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0"><text:s/>वारजे <text:s text:c="2"/>माळेवाडी 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P37"><text:s/>गांधी चौक 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P25"><text:s/>चांदणी <text:s/>चौक 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P41"><text:s/>आष्टा मोड 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P27"><text:s/>बावधन 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P21"><text:s/>नळेगाव <text:s/>मोड 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P27"><text:s/>पाषाण सरकल 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P21"><text:s/>येरोळ <text:s/>मोड <text:s/>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P27"><text:s/>बाणेर फाटा 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P21"><text:s/>डिगोळ 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P24"><text:s/>परिहार चौक 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P21"><text:s/>डिग्रस 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26"><text:s/>सांगवी <text:s/>फाटा 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P41"><text:s/>करडखेल </text:p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8"><text:s/>रक्षक चौक 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P41"><text:s/>लोहारा </text:p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P26"><text:s/>जगताप <text:s/>डेअरी 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41"><text:s/>तिवटग्याळ </text:p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P26"><text:s/>काळेवाडी <text:s/>फाटा 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43"><text:span text:style-name="T19"><text:s/>S <text:s/>T <text:s text:c="2"/>कॉलनी </text:span><text:s/>, <text:s/><text:span text:style-name="T20">उदगीर</text:span></text:p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P24"><text:s/>चाफेकर चौक 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45"><text:s/>उमा <text:s/>चौक ,उदगीर </text:p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7"><text:s/>आकुर्डी 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<text:span text:style-name="T22">पोलीस स्टेशन <text:s/>- पोस्ट ऑफिस </text:span>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P29"><text:s/>निगडी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42"><text:s/>शिवाजी <text:s/>चौक,<text:span text:style-name="T21"> उदगीर</text:span></text:p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P30"><text:s/>भोसरी -लास्ट स्टॉप</text:p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42"><text:s/>गोपाळ <text:s/>बार , उदगीर 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9">100</text:span></text:span></text:p>
          </table:table-cell>
          <table:table-cell table:style-name="Table1.D24" office:value-type="string">
            <text:p text:style-name="P15"/>
          </table:table-cell>
        </table:table-row>
      </table:table>
      <text:p text:style-name="P51"><text:span text:style-name="Default_20_Paragraph_20_Font"><text:span text:style-name="T1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a4253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0ba708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officeooo:rsid="000a4253"/>
    </style:style>
    <style:style style:name="MT5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989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7"/>MH24A<text:span text:style-name="MT4">B8989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5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ranav</meta:initial-creator>
    <meta:creation-date>2017-07-14T07:26:00Z</meta:creation-date>
    <dc:date>2017-08-09T20:39:48.993861053</dc:date>
    <meta:editing-cycles>11</meta:editing-cycles>
    <meta:editing-duration>PT44M32S</meta:editing-duration>
    <meta:document-statistic meta:table-count="1" meta:image-count="2" meta:object-count="0" meta:page-count="2" meta:paragraph-count="210" meta:word-count="377" meta:character-count="1456" meta:non-whitespace-character-count="10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Pune-Udgir%20-%20Narmada%20-15.odt/Normal"/>
  </office:meta>
</office:document-meta>
</file>